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141778" officeooo:paragraph-rsid="00141778"/>
    </style:style>
    <style:style style:name="P2" style:family="paragraph" style:parent-style-name="Text_20_body">
      <style:text-properties officeooo:rsid="00158bf5" officeooo:paragraph-rsid="00165346"/>
    </style:style>
    <style:style style:name="P3" style:family="paragraph" style:parent-style-name="Text_20_body">
      <style:text-properties officeooo:rsid="00165346" officeooo:paragraph-rsid="00165346"/>
    </style:style>
    <style:style style:name="P4" style:family="paragraph" style:parent-style-name="Title">
      <style:text-properties officeooo:rsid="00165346" officeooo:paragraph-rsid="00165346"/>
    </style:style>
    <style:style style:name="P5" style:family="paragraph" style:parent-style-name="Text_20_body">
      <style:text-properties officeooo:rsid="00165346" officeooo:paragraph-rsid="00165346"/>
    </style:style>
    <style:style style:name="P6" style:family="paragraph" style:parent-style-name="Text_20_body">
      <style:text-properties officeooo:rsid="00141778" officeooo:paragraph-rsid="00141778"/>
    </style:style>
    <style:style style:name="T1" style:family="text">
      <style:text-properties officeooo:rsid="00158bf5"/>
    </style:style>
    <style:style style:name="T2" style:family="text">
      <style:text-properties fo:font-weight="bold" style:font-weight-asian="bold" style:font-weight-complex="bold"/>
    </style:style>
    <style:style style:name="T3" style:family="text">
      <style:text-properties fo:font-weight="bold" officeooo:rsid="00158bf5" style:font-weight-asian="bold" style:font-weight-complex="bold"/>
    </style:style>
    <style:style style:name="T4" style:family="text">
      <style:text-properties officeooo:rsid="00165346"/>
    </style:style>
    <style:style style:name="T5" style:family="text">
      <style:text-properties style:font-name="Liberation Sans" fo:font-size="28pt" fo:font-weight="bold" style:font-name-asian="DejaVu Sans" style:font-size-asian="28pt" style:font-weight-asian="bold" style:font-name-complex="DejaVu Sans" style:font-size-complex="28pt" style:font-weight-complex="bold"/>
    </style:style>
    <style:style style:name="T6" style:family="text">
      <style:text-properties style:font-name="Liberation Sans" fo:font-size="28pt" fo:font-weight="bold" officeooo:rsid="00165346" style:font-name-asian="DejaVu Sans" style:font-size-asian="28pt" style:font-weight-asian="bold" style:font-name-complex="DejaVu Sans" style:font-size-complex="28pt" style:font-weight-complex="bold"/>
    </style:style>
    <style:style style:name="T7" style:family="text">
      <style:text-properties style:font-name="Liberation Sans" fo:font-size="28pt" fo:font-weight="bold" officeooo:rsid="001668b9" style:font-name-asian="DejaVu Sans" style:font-size-asian="28pt" style:font-weight-asian="bold" style:font-name-complex="DejaVu Sans" style:font-size-complex="2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7">¿Complicado? u</text:span><text:span text:style-name="T5">n mensaje superador</text:span></text:p>
      <text:p text:style-name="P1">Cuando compones canciones no te paras a pensar como saldra la melodia de manera especifica, creo que el motivo cabron del porque en algunas oportunidades me eh trabado para componer las composiciones es que pienso que es lo que deseo transmitir, eso es lo que me lleva a realizar con <text:span text:style-name="T4">mas empeño</text:span>, pues aunque sea por hobbie esto es algo que lleva trabajo y algunas horas de mejoras como tambien puesta en marcha y otros detalles.</text:p>
      <text:p text:style-name="P1">Cuando comence con el track “<text:span text:style-name="T2">Complicado</text:span>”, <text:span text:style-name="T1">crei deberia tener una introduccion relajante, que de un aire agradable al escucharlo, que cualquier persona que desee agregar el track a cualquier trabajo audiovisual, le sea simple agendarlo para crear cualquier tip o incluso pueda ser usado en multiples usos, </text:span><text:span text:style-name="T3">siempre que cuente con mi permiso</text:span><text:span text:style-name="T1"> |estaría feliz de que lo anexen a sus trabajos.</text:span></text:p>
      <text:p text:style-name="P2"><text:span text:style-name="T4">C</text:span>reo <text:s/><text:span text:style-name="T4">que este </text:span>tracks <text:span text:style-name="T4">en particular </text:span>podrian acomodarse a cualquier tipo de obra audiovisual que deseen realizar, siempre <text:span text:style-name="T4">que la finalidad de las obras a realizar se desee transmitir amor, compromiso, amistado o simplemente se desee realizar cualquier tipo de contenido que ayude a los demas, puesto que la intencion principal de mi musica es darle a oyente un aire tranquilo, seguro y familiar.</text:span></text:p>
      <text:p text:style-name="P3">En mi contribucion a mis seguidores como veran esto lo hago por gusto, por la musica, puesto que tambien dedico tiempo a la familia y el gimnasio siempre pienso. Creo que emprender en cualquier cosa es un reto, entiendo que muchas veces las cosas no saldran, pero como veras siempre existen modos de salir adelante.</text:p>
      <text:p text:style-name="P3">Cuando comence a componer al igual que a realizar rutinas estas me fueron un reto, creo que el mantener la diciplina es un trabajo que lo debes realizar como un modo de vida, entre ello y las rutinas siempre tienes diferentes tipos de opciones, pero sino pones de tu parte encontraras como resolver el asunto.</text:p>
      <text:p text:style-name="P3">Todo se trata de persevarar y aplicar diciplina en lo que te gusta, siempre ten confianza en ti mismo para lograr los objetivos que tienes en mente, piensa que el contrincante mas bravo eres tu mismo, puesto que los limites estan en tu mente.</text:p>
      <text:p text:style-name="P3">Creo que el track “<text:span text:style-name="T2">Complicado</text:span>” viene a traer un mensaje superador, para cada una de las personas que se atrevan a agregar a sus obras o trabajos para publicar, publicitar o mejorar cualquier materia, podrias complementarlo, puesto que esta diseñado para la auto superacion person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0T01:07:01.674202790</meta:creation-date>
    <dc:date>2023-02-10T01:58:35.394361298</dc:date>
    <meta:editing-duration>PT27M4S</meta:editing-duration>
    <meta:editing-cycles>2</meta:editing-cycles>
    <meta:generator>LibreOffice/7.0.4.2$Linux_x86 LibreOffice_project/00$Build-2</meta:generator>
    <meta:document-statistic meta:table-count="0" meta:image-count="0" meta:object-count="0" meta:page-count="1" meta:paragraph-count="8" meta:word-count="405" meta:character-count="2389" meta:non-whitespace-character-count="1991"/>
  </office:meta>
</office:document-meta>
</file>